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language="en" fo:country="GB" style:font-size-asian="10.5pt" style:font-size-complex="10.5pt"/>
    </style:style>
    <style:style style:name="P7" style:family="paragraph" style:parent-style-name="Standard">
      <style:text-properties fo:color="#800000" fo:font-size="10.5pt" style:font-size-asian="10.5pt" style:font-size-complex="10.5pt"/>
    </style:style>
    <style:style style:name="P8" style:family="paragraph" style:parent-style-name="Standard">
      <style:text-properties fo:color="#99284c" fo:font-size="10.5pt" style:font-size-asian="10.5pt" style:font-size-complex="10.5pt"/>
    </style:style>
    <style:style style:name="P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0" style:family="paragraph" style:parent-style-name="Standard">
      <style:text-properties fo:color="#000000" fo:font-size="10.5pt" style:font-size-asian="10.5pt" style:font-size-complex="10.5pt"/>
    </style:style>
    <style:style style:name="P11" style:family="paragraph" style:parent-style-name="Standard">
      <style:text-properties fo:color="#000000" fo:font-size="10.5pt" fo:language="en" fo:country="GB" style:font-size-asian="10.5pt" style:font-size-complex="10.5pt"/>
    </style:style>
    <style:style style:name="P12" style:family="paragraph" style:parent-style-name="Standard">
      <style:text-properties fo:color="#943634" fo:font-size="10.5pt" style:font-size-asian="10.5pt" style:font-size-complex="10.5pt"/>
    </style:style>
    <style:style style:name="P13" style:family="paragraph" style:parent-style-name="Standard">
      <style:text-properties fo:color="#000080" fo:font-size="10.5pt" style:font-size-asian="10.5pt" style:font-size-complex="10.5pt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Courier" style:font-name-complex="Courier"/>
    </style:style>
    <style:style style:name="P2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Wingdings" fo:font-size="10.5pt" style:font-name-asian="Wingdings" style:font-size-asian="10.5pt" style:font-name-complex="Wingdings" style:font-size-complex="10.5pt"/>
    </style:style>
    <style:style style:name="T7" style:family="text">
      <style:text-properties fo:color="#99284c" style:font-name="DejaVu Sans" fo:font-size="10.5pt" style:font-size-asian="10.5pt" style:font-size-complex="10.5pt"/>
    </style:style>
    <style:style style:name="T8" style:family="text">
      <style:text-properties fo:color="#943634" fo:font-size="10.5pt" style:font-size-asian="10.5pt" style:font-size-complex="10.5pt"/>
    </style:style>
    <style:style style:name="T9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0" style:family="text">
      <style:text-properties fo:color="#943634" style:font-name="DejaVu Sans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14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9">Nivel 0 – menor prioridad</text:p>
      <text:p text:style-name="P15">&lt;<text:tab/>2</text:p>
      <text:p text:style-name="P15">&gt;<text:tab/>2</text:p>
      <text:p text:style-name="P15">&lt;=<text:tab/>2</text:p>
      <text:p text:style-name="P15">&gt;=<text:tab/>2</text:p>
      <text:p text:style-name="P15">=<text:tab/>2</text:p>
      <text:p text:style-name="P15">=/=<text:tab/>2</text:p>
      <text:p text:style-name="P19">Nivel 1</text:p>
      <text:p text:style-name="P15">+<text:tab/>2</text:p>
      <text:p text:style-name="P15">-<text:tab/>2</text:p>
      <text:p text:style-name="P15">or <text:tab/>2</text:p>
      <text:p text:style-name="P19">Nivel 2</text:p>
      <text:p text:style-name="P15">*<text:tab/>2</text:p>
      <text:p text:style-name="P15">/<text:tab/>2</text:p>
      <text:p text:style-name="P15">%<text:tab/>2</text:p>
      <text:p text:style-name="P15">and <text:tab/>2</text:p>
      <text:p text:style-name="P19">Nivel 3</text:p>
      <text:p text:style-name="P16">&gt;&gt;<text:tab/>2</text:p>
      <text:p text:style-name="P16">&lt;&lt;<text:tab/>2</text:p>
      <text:p text:style-name="P17">Nivel 4 – mayor prioridad</text:p>
      <text:p text:style-name="P16">not<text:tab/>1</text:p>
      <text:p text:style-name="P16">-<text:tab/>1</text:p>
      <text:p text:style-name="P16">(float)<text:tab/>1</text:p>
      <text:p text:style-name="P16">(int)<text:tab/>1</text:p>
      <text:p text:style-name="P16">(nat)<text:tab/>1</text:p>
      <text:p text:style-name="P15">(char)<text:tab/>1</text:p>
      <text:p text:style-name="P18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5">Programa → Declaraciones &amp; Instrucciones</text:p>
      <text:p text:style-name="P5"/>
      <text:p text:style-name="P7">Declaraciones → Declaraciones ; Declaracion</text:p>
      <text:p text:style-name="P5">Declaraciones → Declaración</text:p>
      <text:p text:style-name="P8">Declaracion → DeclaracionTipo</text:p>
      <text:p text:style-name="P8">Declaracion → DeclaracionVariable</text:p>
      <text:p text:style-name="Standard"><text:span text:style-name="Fuente_20_de_20_párrafo_20_predeter."><text:span text:style-name="T4">Declaracion → DeclaracionProcedimiento</text:span></text:span></text:p>
      <text:p text:style-name="P8"/>
      <text:p text:style-name="P8">DeclaracionTipo → tipo id = Tipo</text:p>
      <text:p text:style-name="P8">DeclaraciónVarible → id : Tipo</text:p>
      <text:p text:style-name="Standard"><text:span text:style-name="Fuente_20_de_20_párrafo_20_predeter."><text:span text:style-name="T4">DeclaracionProcedimiento → procedure id Fparametros Bloque</text:span></text:span></text:p>
      <text:p text:style-name="P8"/>
      <text:p text:style-name="Standard"><text:span text:style-name="Fuente_20_de_20_párrafo_20_predeter."><text:span text:style-name="T4">Bloque → Declaraciones &amp; Instrucciones</text:span></text:span></text:p>
      <text:p text:style-name="Standard"><text:span text:style-name="Fuente_20_de_20_párrafo_20_predeter."><text:span text:style-name="T4">Bloque → Instrucciones</text:span></text:span></text:p>
      <text:p text:style-name="Standard"><text:span text:style-name="Fuente_20_de_20_párrafo_20_predeter."><text:span text:style-name="T4">FParametros → (LFParametros)</text:span></text:span></text:p>
      <text:p text:style-name="Standard"><text:span text:style-name="Fuente_20_de_20_párrafo_20_predeter."><text:span text:style-name="T4">FParametros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4">LFParametros → LFParametros , FParametro</text:span></text:span></text:p>
      <text:p text:style-name="Standard"><text:soft-page-break/><text:span text:style-name="Fuente_20_de_20_párrafo_20_predeter."><text:span text:style-name="T4">LFParametros → FParametro</text:span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Fparametro → Tipo id</text:span></text:span></text:p>
      <text:p text:style-name="P20"/>
      <text:p text:style-name="P10">Tipo → Boolean</text:p>
      <text:p text:style-name="P5">Tipo → character</text:p>
      <text:p text:style-name="P5">Tipo → Float</text:p>
      <text:p text:style-name="P5">Tipo → Natural</text:p>
      <text:p text:style-name="P12">Tipo → id</text:p>
      <text:p text:style-name="P8">Tipo → array [Expresion] of Tipo</text:p>
      <text:p text:style-name="P8">Tipo → record { Campos }</text:p>
      <text:p text:style-name="P8">Tipo → pointer Tipo</text:p>
      <text:p text:style-name="P13"/>
      <text:p text:style-name="P13"/>
      <text:p text:style-name="P8">Campos → Campos ';' Campo</text:p>
      <text:p text:style-name="P8">Campos → Campo</text:p>
      <text:p text:style-name="P8">Campo → id : Tipo</text:p>
      <text:p text:style-name="P21"/>
      <text:p text:style-name="P12">Instrucciones → Instrucciones ; Instrucción</text:p>
      <text:p text:style-name="P5">Instrucciones → Instrucción</text:p>
      <text:p text:style-name="Standard"><text:span text:style-name="Fuente_20_de_20_párrafo_20_predeter."><text:span text:style-name="T8">Instrucción → InsProcedimiento</text:span></text:span></text:p>
      <text:p text:style-name="P5">Instrucción → InsLectura</text:p>
      <text:p text:style-name="P5">Instrucción → InsEscritura</text:p>
      <text:p text:style-name="P5">Instrucción → InsAsignación</text:p>
      <text:p text:style-name="P8">Instrucción → InsCompuesta</text:p>
      <text:p text:style-name="P8">Instrucción → InsIf</text:p>
      <text:p text:style-name="P8">Instrucción → InsWhile</text:p>
      <text:p text:style-name="P8">Instrucción → InsFor</text:p>
      <text:p text:style-name="P8">Instrucción → InsNew</text:p>
      <text:p text:style-name="P8">Instrucción → InsDis</text:p>
      <text:p text:style-name="P5"/>
      <text:p text:style-name="Standard"><text:span text:style-name="Fuente_20_de_20_párrafo_20_predeter."><text:span text:style-name="T8">InsProcedimiento → id APametros</text:span></text:span></text:p>
      <text:p text:style-name="Standard"><text:span text:style-name="Fuente_20_de_20_párrafo_20_predeter."><text:span text:style-name="T8">Aparametros → (LAParametros)</text:span></text:span></text:p>
      <text:p text:style-name="Standard"><text:span text:style-name="Fuente_20_de_20_párrafo_20_predeter."><text:span text:style-name="T8">Aparametros → </text:span></text:span><text:span text:style-name="Fuente_20_de_20_párrafo_20_predeter."><text:span text:style-name="T10">λ</text:span></text:span></text:p>
      <text:p text:style-name="Standard"><text:span text:style-name="Fuente_20_de_20_párrafo_20_predeter."><text:span text:style-name="T8">LAParametros → LAParametros , Expresion</text:span></text:span></text:p>
      <text:p text:style-name="Standard"><text:span text:style-name="Fuente_20_de_20_párrafo_20_predeter."><text:span text:style-name="T8">LAParametros → Expresion</text:span></text:span></text:p>
      <text:p text:style-name="P5"/>
      <text:p text:style-name="P5">InsLectura → <text:s/>in(id)</text:p>
      <text:p text:style-name="P5">InsEscritura → out(Expresion)</text:p>
      <text:p text:style-name="P8">InsAsignación → Mem := Expresión</text:p>
      <text:p text:style-name="P8"/>
      <text:p text:style-name="P8">InsCompuesta → { Instrucciones }</text:p>
      <text:p text:style-name="P8"/>
      <text:p text:style-name="P9">InsIf → if Expresion then Instrucción Pelse</text:p>
      <text:p text:style-name="P9">PElse → else Instrucción</text:p>
      <text:p text:style-name="Standard"><text:span text:style-name="Fuente_20_de_20_párrafo_20_predeter."><text:span text:style-name="T5">PElse → </text:span></text:span><text:span text:style-name="Fuente_20_de_20_párrafo_20_predeter."><text:span text:style-name="T7">λ</text:span></text:span></text:p>
      <text:p text:style-name="P9"/>
      <text:p text:style-name="P9">InsWhile → while Expresion do Instrucción</text:p>
      <text:p text:style-name="P9"/>
      <text:p text:style-name="P9">InsFor → for id=Expresion to Expresion do Instruccion</text:p>
      <text:p text:style-name="P9"/>
      <text:p text:style-name="P9">InsNew → new Mem</text:p>
      <text:p text:style-name="P9"/>
      <text:p text:style-name="P9">InsDis → dispose Mem</text:p>
      <text:p text:style-name="P9"/>
      <text:p text:style-name="P9">Mem → id</text:p>
      <text:p text:style-name="P9">Mem → Mem-&gt; </text:p>
      <text:p text:style-name="P9"><text:soft-page-break/>Mem → Mem[Exp]</text:p>
      <text:p text:style-name="P9">Mem → Mem.id</text:p>
      <text:p text:style-name="P9"/>
      <text:p text:style-name="P5">Expresión → ExpresiónNiv1 OpNiv0 ExpresiónNiv1</text:p>
      <text:p text:style-name="P5">Expresión → ExpresiónNiv1</text:p>
      <text:p text:style-name="P5"/>
      <text:p text:style-name="P5">ExpresiónNiv1 → ExpresiónNiv1 OpNiv1 ExpresiónNiv2</text:p>
      <text:p text:style-name="Standard"><text:span text:style-name="Fuente_20_de_20_párrafo_20_predeter."><text:span text:style-name="T8">ExpresionNiv1 </text:span></text:span><text:span text:style-name="Fuente_20_de_20_párrafo_20_predeter."><text:span text:style-name="T9"></text:span></text:span><text:span text:style-name="Fuente_20_de_20_párrafo_20_predeter."><text:span text:style-name="T8"> ExpresionNiv1 or </text:span></text:span><text:span text:style-name="Fuente_20_de_20_párrafo_20_predeter."><text:span text:style-name="T8">ExpresionNiv2</text:span></text:span></text:p>
      <text:p text:style-name="P5">ExpresiónNiv1 → ExpresiónNiv2</text:p>
      <text:p text:style-name="P5"/>
      <text:p text:style-name="P5">ExpresiónNiv2 → ExpresiónNiv2 OpNiv2 ExpresiónNiv3</text:p>
      <text:p text:style-name="Standard"><text:span text:style-name="Fuente_20_de_20_párrafo_20_predeter."><text:span text:style-name="T8">ExpresionNiv2 </text:span></text:span><text:span text:style-name="Fuente_20_de_20_párrafo_20_predeter."><text:span text:style-name="T9"></text:span></text:span><text:span text:style-name="Fuente_20_de_20_párrafo_20_predeter."><text:span text:style-name="T8"> ExpresionNiv2 and ExpresionNiv3</text:span></text:span></text:p>
      <text:p text:style-name="P5">ExpresiónNiv2 → ExpresiónNiv3</text:p>
      <text:p text:style-name="P5"/>
      <text:p text:style-name="P5">ExpresiónNiv3 → ExpresionNiv4 OpNiv3 ExpresiónNiv3</text:p>
      <text:p text:style-name="P5">ExpresiónNiv3 → ExpresiónNiv4</text:p>
      <text:p text:style-name="P5"/>
      <text:p text:style-name="P5"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5"/>
      <text:p text:style-name="P8">Literal → Mem</text:p>
      <text:p text:style-name="P6">Literal → litNat</text:p>
      <text:p text:style-name="P6">Literal → litFlo</text:p>
      <text:p text:style-name="P6">Literal → litTrue</text:p>
      <text:p text:style-name="P5">Litera → litFalse</text:p>
      <text:p text:style-name="P5">Literal → litCha</text:p>
      <text:p text:style-name="P5"/>
      <text:p text:style-name="P5"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/>
      <text:p text:style-name="P5">OpNiv1 → +</text:p>
      <text:p text:style-name="P5">OpNiv1 → -</text:p>
      <text:p text:style-name="P5">OpNiv1 → or</text:p>
      <text:p text:style-name="P5"/>
      <text:p text:style-name="P5">OpNiv2 → *</text:p>
      <text:p text:style-name="P5">OpNiv2 → /</text:p>
      <text:p text:style-name="P5">OpNiv2 → %</text:p>
      <text:p text:style-name="P5">OpNiv2 → and</text:p>
      <text:p text:style-name="P21"/>
      <text:p text:style-name="P5">OpNiv3 → &gt;&gt;</text:p>
      <text:p text:style-name="P5">OpNiv3 → &lt;&lt;</text:p>
      <text:p text:style-name="P5"/>
      <text:p text:style-name="P5">OpNiv4 → not</text:p>
      <text:p text:style-name="P5">OpNiv4 → -</text:p>
      <text:p text:style-name="P5">OpNiv4 → (float)</text:p>
      <text:p text:style-name="P6">OpNiv4 → (int)</text:p>
      <text:p text:style-name="P6">OpNiv4 → (nat)</text:p>
      <text:p text:style-name="P11">OpNiv4 → (char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2T10:05:00Z</meta:creation-date>
    <dc:date>2010-04-19T10:32:46</dc:date>
    <meta:editing-cycles>23</meta:editing-cycles>
    <meta:editing-duration>PT05H20M17S</meta:editing-duration>
    <meta:document-statistic meta:table-count="0" meta:image-count="0" meta:object-count="0" meta:page-count="3" meta:paragraph-count="133" meta:word-count="468" meta:character-count="2787"/>
    <meta:template xlink:type="simple" xlink:actuate="onRequest" xlink:title="" xlink:href="Normal"/>
  </office:meta>
</office:document-meta>
</file>